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3" office:value-type="string" calcext:value-type="string">
            <text:p>Befehl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 office:value-type="string" calcext:value-type="string">
            <text:p>Argumen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Sta(&lt;Status&gt;, &lt;Länge&gt;, &lt;AnzZeichen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OK“, „ERROR“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ient Status</text:p>
          </table:table-cell>
          <table:table-cell table:style-name="ce5" office:value-type="string" calcext:value-type="string">
            <text:p>CliSta(&lt;Status&gt;, &lt;Länge&gt;, &lt;AnzZeichen&gt;)</text:p>
          </table:table-cell>
          <table:table-cell table:style-name="ce2" office:value-type="string" calcext:value-type="string">
            <text:p>Client 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„OK“, „ERROR“</text:p>
          </table:table-cell>
          <table:table-cell table:style-name="ce2" office:value-type="string" calcext:value-type="string">
            <text:p>Passwortlänge</text:p>
          </table:table-cell>
          <table:table-cell table:style-name="ce2" office:value-type="string" calcext:value-type="string">
            <text:p>Anzahl der für das Passwort verfügbaren Zeichen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Pw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assw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w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Sta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ACCESS DENIED“, „ACCESS ALLOWED“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00.00.0000</text:date>, <text:time style:data-style-name="N2" text:time-value="16:26:11.1382731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1-15T16:34:43.488993609</dc:date>
    <meta:editing-duration>PT14M32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